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 zamierzchłych czasach, gdy zamiast “Skyrima” miało się “Daggerfalla”, seria GTA nie odkryła jeszcze trzeciego wymiaru, a ludzie rozpływali się z zachwytu nad fotorealizmem w “Unreal II”, istniał gatunek gier, który do dnia dzisiejszego praktycznie wymarł – symulatory kosmiczne. Gracze masowo rozstrzeliwali wojowników Kilrathi w “Wing Commanderze” czy <office:annotation office:name="__Annotation__4_16622400"><dc:creator>Gandzia Gandzia</dc:creator><dc:date>2016-11-02T02:00:54</dc:date><text:p><text:span text:style-name="T2">http://i1.kym-cdn.com/entries/icons/original/000/002/796/447px-Manlytears3.jpg</text:span></text:p></office:annotation>za sterami myśliwców TIE pokazywali rebelianckim szumowinom, że Imperium jest niepokonane i niepodzielnie <office:annotation-end office:name="__Annotation__4_16622400"/>– ostatecznie jednak najpełniej chwałę gatunku rozgłosiła seria “Freespace”, której dwie odsłony wydano w 1998 i 1999 roku. </text:p>
      <text:p text:style-name="P2"/>
      <text:p text:style-name="P2">Już pierwsze chwile z grą zwiastowały niezwykłe przeżycia. Intro, składające się głównie z wrzasków ostatniego ocalałego z masakry pilota, nieskładnie opowiadającego dowództwu o pewnym bardzo nieudanym patrolu i próbującego uciec nieznanemu, straszliwemu wrogowi wprowadzało gracza w odpowiedni klimat. Chwilę później samo menu główne – przedstawiające pokład okrętu gwiezdnego, z poważną, ciężką muzyką w tle – dbało o to, by gracza chwycić za gardło i nie puścić aż do końca gry. Albo i dłużej.</text:p>
      <text:p text:style-name="P1">Ani przez chwilę nie wcielaliśmy się w ostatnią nadzieję ludzi, która osobiście i własnoręcznie niszczyłaby wraże zastępy, wysadzała niszczyciele i na dokładkę prowadziła kampanię przeciwko wrogiemu światu macierzystego. Od samego początku, gdy GTA – Galaktyczny Sojusz Terrański – toczył wojnę z rasą obcych znanych jako Vasudanie, byliśmy co najwyżej trybikiem w maszynie wojennej. Trybikiem bardzo dobrym, zdolnym do dobrze przeprowadzonych akcji i heroicznych czynów, każdy by chciał mieć taki fajny trybik – ale tylko trybikiem. Gra nie pozwalała nam o tym zapomnieć. O ile jeszcze na starcie walki z Vasudanami były dość proste i służyły raczej temu, by gracz otrzaskał się ze sterowaniem i zasadami walk myśliwskich, to prawdziwy wstrząs nadchodził dopiero później – gdy prosta misja eskortowania okrętu naukowego nagle zostawała przerwana przez nieznane myśliwce, otoczone polem siłowym i niewykrywalne przez radary, które pojawiały się znikąd i bezceremonialnie najpierw wyrzynały znajdujące się w okolicy okręty Vasudan, a następnie usuwały nam sprzed nosa cel naszej eskorty. Tak miało być już przez całą grę – etapy nadziei i w miarę wyrównanej walki przerywane nagłymi katastrofami – próba przechwycenia okrętu nowych, morderczych obcych ochrzczonych mianem “Shivan”, które okazywało się pułapką; strata naszego okrętu dowodzenia; wreszcie wypalenie przez Shivan do zera świata macierzystego Vasudan i rozpoczęcie przez nich tryumfalnego marszu na Ziemię. Wróg cały czas był o krok przed nami i nieważne jak dobrze by graczowi nie wychodziła walka, to największe nawet taktyczne zwycięstwo niewiele dawało, jeśli dochodziło do klęski strategicznej. Wszystko zaś było przeplatane monologami jeszcze kolejnego gatunku, Starożytnych – wybitych w pień przez Shivan na długo przed akcją gry, których wiedza jednak ostatecznie okazywała się być kluczowa dla losu konfliktu oraz wszystkich trzech walczących ras.</text:p>
      <text:p text:style-name="P1"/>
      <text:p text:style-name="P1">Kolejna część dawała jeszcze więcej tego samego, razem z szeregiem poprawek. Grafika w dniu premiery niemal wypalała oczy swoją doskonałością, nowe modele okrętów zachwycały szczegółowością oraz projektem, przed graczami stawiano nowe wyzwania (w tym nieobowiązkowe zadania specjalne, które zachwycały zarówno klimatem, jak i poziomem trudności – najlepiej podsumowuje je jedna z postaci komplementem skierowanym do gracza: “Jestem pod wrażeniem, większość pilotów bierze w swoim życiu udział w tylko jednej misji samobójczej”), a fabuła i zawarte w niej sekrety okazały się jeszcze lepsze niż w jedynce. Nawet intro już zwiastowało poprawę – w jedynce pokazano nam kilka myśliwców i jeden niszczyciel, w dwójce zaś gracza witała wspaniała animacja pokazująca bitwę, w której udział bierze kilkanaście okrętów oraz skrzydeł myśliwskich i bombowych. Akcja samej gry zaczynała się dość prosto – frakcja rebeliantów, sprzeciwiająca się zbliżeniu Terran i Vasudan oraz utworzeniu przez nich jednej organizacji, GTVA – Galaktycznego Terrańsko-Vasudańskiego Sojuszu – stara się ogłosić niepodległość. Szybko jednak okazywało się, że stoi za tym coś więcej – i tylko enigmatyczny przywódca sojuszu, Aken Bosch, którego monologi przejęły rolę filmików ze Starożytnymi z pierwszej części, zdawał sobie sprawę ze skali intryg, jakie toczyły się za plecami szeregowych pilotów. Do tego dość szybko powrócili Shivanie, jeszcze bardziej enigmatyczni i niszczycielscy niż kiedyś. </text:p>
      <text:p text:style-name="P1"/>
      <text:p text:style-name="P1">Oczywiście, nawet najlepszy klimat oraz najbardziej wciągająca fabuła nie dawałyby za wiele, gdyby sama rozgrywka okazała się słaba. Na szczęście nie było z tym najmniejszego problemu – obie części Freespace’a wyniosły walki myśliwskie i bombowe na niespotykany do tej pory poziom. Latanie było czystą przyjemnością, interfejs był przejrzysty i łatwy do opanowania, a klawiszologia – mimo że początkowo mogła przerażać, była bowiem rozpisana na pół klawiatury – okazała się w większości wypadków polegać na kilku najważniejszych przyciskach, tylko w sytuacjach awaryjnych wymuszając na graczu korzystanie z rzadziej używanych systemów myśliwca. Do tego gra oferowała szeroki wybór maszyn do wyboru – które przed startem misji gracz mógł przydzielić sobie oraz członkom swojego dywizjonu – oraz uzbrojenia: rakiet i dział, z których każde miało inne parametry i były używane w innych warunkach przeciwko różnym celom, i których zmiany również były możliwe. Jakby było tego jeszcze mało, to okręty przeciwników, z którymi walczyliśmy, posiadały liczne podzespoły, które można – a czasem nawet trzeba było – niszczyć (powodzenia każdemu, kto stwierdzi, że nalot bombowy na korwetę przed zniszczeniem jej obrony przeciwlotniczej jest dobrym pomysłem), gracz miał pod kontrolą innych pilotów, którym mógł wydawać rozkazy, a wisienką na torcie było kontrolowanie osłon i przydziału energii myśliwca – w sytuacji gdy na naszym ogonie tkwił Shivanin, warto było wzmocnić osłony z tyłu, a gdy znajdowaliśmy się z dala od miejsca walki, można było wrzucić wyższy bieg i pognać do przodu kosztem szybkostrzelności. Dawało to ogólnie prosty do zrozumienia, ale trudny do mistrzowskiego opanowania system, który dawał diabelską przyjemność. Same misje też zachwycały różnorodnością – patrole w mgławicy, gdzie nie było prawie nic widać, infiltracje, samodzielne skanowanie wrogiego Juggernauta za sterami niewidzialnego myśliwca, rajd bombowy w celu zniszczenia głównych dział przeciwnika, zanim ten nawiąże walkę z naszymi okrętami… Każde zadanie było inne.</text:p>
      <text:p text:style-name="P1"/>
      <text:p text:style-name="P1">Niestety, na drugiej części zakończyła się oficjalna historia serii. Trzecia część, mimo planów, nigdy się nie ukazała i aż po dziś dzień nie ma nawet wzmianki o żadnych pracach nad nią. Mimo to Freespace wciąż żyje – dzięki fanom, którzy zakasali rękawy i wzięli sprawy w swoje ręce. W 2002 roku Volition, twórcy serii, wypuścili do internetu kod źródłowy swojego dzieła, który stał się podstawą do “Freespace 2 Source Code Project” – poprawionej wersji, do której stworzono dziesiątki modyfikacji graficznych, nowych kampanii, okrętów, broni. Ba, nawet udało się odtworzyć cut-scenki, które wycięto z oryginalnej wersji gry. Co najważniejsze, projekt ten jest wciąż rozwijany. Dość powiedzieć, że wersja “pełna” zajmuje na dysku 25 gigabajtów.</text:p>
      <text:p text:style-name="P1"/>
      <text:p text:style-name="P1">Stosując “Source Code Project”, powstało wiele dodatkowych kampanii, często stanowiących wręcz samodzielne gry – dotyczy to np. “The Babylon Project” osadzonego w uniwersum serialu “Babylon 5”, “Wing Commander Saga” – czyli wskrzeszenia słynnej serii “Wing Commander”, czy “Diaspory” – które z kolei jest grą opartą o serial “Battlestar Galactica”. Również zwykłe kampanie, do których wymagana jest podstawowa wersja gry (za 38 złotych na Good Old Games, ale często jest w promocji) są bardzo wysokiej jakości – niezależnie czy mowa o remake’u kampanii z pierwszej części gry i dodatku do niej (“Silent Threat” – sam dodatek nie był za dobry, lecz wersja poprawiona przez graczy okazała się hitem), o fanowskich “kontynuacjach” serii ukazujących wydarzenia po dwójce, czy np. przedstawieniu podbojów Starożytnych.</text:p>
      <text:p text:style-name="P1"/>
      <text:p text:style-name="P1">Niezależnie od części, grafika zawsze stała na wysokim poziomie – oczywiście, dziś pierwsze dwie części wyglądają odrobinę gorzej, ale fanowskie rozszerzenia do SCP naprawiają ten problem. Na szczęście dźwięk nie zestarzał się ani odrobinę – wrzaski pilotów, wycie przelatujących obok nas myśliwców, kontrolki alarmowe czy odgłosy broni są równie dobre dziś jak przed kilkunastoma latami i bezbłędnie wypełniają swoją rolę w tworzeniu klimatu. Była też dostępna polska wersja językowa, ale ze względu na krzywdę, jaką wyrządziła grze (mowa o słabych głosach) nie warto sobie zaprzątać nią głowy – szczególnie że dziś jest trudne do zdobycia ze względu na to, że w internecie można kupić tylko wersję angielską. Sprawia to, że do zagrania po polsku konieczne jest uważne obserwowanie Allegro czy innych portali aukcyjnych w poszukiwaniu rodzimego wydania.</text:p>
      <text:p text:style-name="P1"/>
      <text:p text:style-name="P1">Magia “Freespace’a”, która zapewniła mu nieśmiertelność, wciąż jest warta wypróbowania. Obecnie symulatorów kosmicznych praktycznie już nie ma – jeśli ktoś chce polatać po kosmosie, to ma do wyboru albo granie w produkcje z ich złotego wieku, jak właśnie FS, albo szukanie niewielkich produkcji mało znanych wydawnictw (które nie zachwycają jakością), albo odpalenie któregoś z licznych ostatnimi czasy kosmicznych sandboxów – a to jednak nie jest to samo, tak samo jak nie ma sensu zastępowanie “Call of Duty” przez <text:s/>GTA albo “Pillars of Eternity” przez “World of Warcraft”. Pewne jest jedno – w swojej klasie “Freespace” jest bezkonkurencyjny, wciąż żyje i jest warty każdych pieniędzy. A teraz, skoro już skończyłem pisać, chyba po raz dziewiąty przejdę kampanię…</text:p>
      <text:p text:style-name="P1"/>
      <text:p text:style-name="P1"><text:a xlink:type="simple" xlink:href="https://images-1.gog.com/d73f470c34ac19b3f35638d177689507d2663d9974c0b3ff4e5c6e733f916e2d.jpg" text:style-name="Internet_20_link" text:visited-style-name="Visited_20_Internet_20_Link"><text:span text:style-name="T1">https://images-1.gog.com/d73f470c34ac19b3f35638d177689507d2663d9974c0b3ff4e5c6e733f916e2d.jpg</text:span></text:a> - header</text:p>
      <text:p text:style-name="P1"/>
      <text:p text:style-name="P1"><text:a xlink:type="simple" xlink:href="https://nviziados.files.wordpress.com/2011/01/fs111.jpg" text:style-name="Internet_20_link" text:visited-style-name="Visited_20_Internet_20_Link"><text:span text:style-name="T1">https://nviziados.files.wordpress.com/2011/01/fs111.jpg</text:span></text:a> - źródło <text:a xlink:type="simple" xlink:href="http://www.jkasiege.com/phpBB3/viewtopic.php?f=34&amp;t=2091" text:style-name="Internet_20_link" text:visited-style-name="Visited_20_Internet_20_Link"><text:span text:style-name="T1">http://www.jkasiege.com/phpBB3/viewtopic.php?f=34&amp;t=2091</text:span></text:a></text:p>
      <text:p text:style-name="P1"/>
      <text:p text:style-name="P1"><text:a xlink:type="simple" xlink:href="http://i306.photobucket.com/albums/nn250/dlhorne/PC%20Screenshots/Freespace/fs2_open_3_6_102010-04-0109-17-38-6.jpg" text:style-name="Internet_20_link" text:visited-style-name="Visited_20_Internet_20_Link"><text:span text:style-name="T1">http://i306.photobucket.com/albums/nn250/dlhorne/PC%20Screenshots/Freespace/fs2_open_3_6_102010-04-0109-17-38-6.jpg</text:span></text:a> - źródo <text:a xlink:type="simple" xlink:href="http://s306.photobucket.com/user/dlhorne/media/PC%20Screenshots/Freespace/fs2_open_3_6_102010-04-0109-17-38-6.jpg.html" text:style-name="Internet_20_link" text:visited-style-name="Visited_20_Internet_20_Link"><text:span text:style-name="T1">http://s306.photobucket.com/user/dlhorne/media/PC%20Screenshots/Freespace/fs2_open_3_6_102010-04-0109-17-38-6.jpg.html</text:span></text:a></text:p>
      <text:p text:style-name="P1"/>
      <text:p text:style-name="P1"><text:a xlink:type="simple" xlink:href="https://images-4.gog.com/bfc35029c8dbda068129844f7efc62cfff6c9820f92d457e3d262b37c00f8b22_product_card_screenshot_748.jpg" text:style-name="Internet_20_link" text:visited-style-name="Visited_20_Internet_20_Link"><text:span text:style-name="T1">https://images-4.gog.com/bfc35029c8dbda068129844f7efc62cfff6c9820f92d457e3d262b37c00f8b22_product_card_screenshot_748.jpg</text:span></text:a> - źródło gog.com 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3" meta:word-count="1379" meta:character-count="10292" meta:non-whitespace-character-count="8883"/>
    <meta:generator>LibreOfficeDev/5.1.0.3$Linux_X86_64 LibreOffice_project/</meta:generator>
  </office:meta>
</office:document-meta>
</file>